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1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/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222-9451 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table:number-columns-repeated="2"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 table:number-columns-repeated="18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/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 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7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 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tarafortrustee.ca/" xlink:type="simple">https://tarafortrustee.ca</text:a>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 table:number-columns-repeated="18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bruce-polan.com/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6"/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 james.ball@c-gnii.com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n_dheer@outlook.com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<text:a xlink:href="https://www.stevenmartinwilmot.ca/" xlink:type="simple">https://www.stevenmartinwilmot.ca/</text:a> http://www.stevenmartin.ca/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28T01:19:26.795370886</dc:date>
    <meta:editing-duration>P5DT19H23M36S</meta:editing-duration>
    <meta:editing-cycles>822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086" meta:object-count="0"/>
  </office:meta>
</office:document-meta>
</file>